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4adb30"/>
    </style:style>
    <style:style style:name="P61" style:family="paragraph" style:parent-style-name="Standard">
      <style:text-properties officeooo:rsid="0dde9a1c" officeooo:paragraph-rsid="0f5bbe35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3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4" style:family="paragraph" style:parent-style-name="Standard">
      <style:text-properties officeooo:paragraph-rsid="0e26e14b"/>
    </style:style>
    <style:style style:name="P65" style:family="paragraph" style:parent-style-name="Standard">
      <style:text-properties officeooo:paragraph-rsid="0f1c472f"/>
    </style:style>
    <style:style style:name="P66" style:family="paragraph" style:parent-style-name="Standard">
      <style:text-properties officeooo:paragraph-rsid="0f3ae219"/>
    </style:style>
    <style:style style:name="P67" style:family="paragraph" style:parent-style-name="Standard">
      <style:text-properties officeooo:paragraph-rsid="0f3d081d"/>
    </style:style>
    <style:style style:name="P68" style:family="paragraph" style:parent-style-name="Footnote">
      <style:text-properties officeooo:paragraph-rsid="0f3f63d0"/>
    </style:style>
    <style:style style:name="P69" style:family="paragraph" style:parent-style-name="Footnote">
      <style:text-properties officeooo:rsid="043ccc66" officeooo:paragraph-rsid="0f40045a"/>
    </style:style>
    <style:style style:name="P70" style:family="paragraph" style:parent-style-name="Footnote">
      <style:text-properties officeooo:rsid="043ccc66" officeooo:paragraph-rsid="0f4dc0dc"/>
    </style:style>
    <style:style style:name="P71" style:family="paragraph" style:parent-style-name="Footnote">
      <style:text-properties officeooo:paragraph-rsid="0f40045a"/>
    </style:style>
    <style:style style:name="P72" style:family="paragraph" style:parent-style-name="Footnote">
      <style:text-properties officeooo:paragraph-rsid="0f48ae43"/>
    </style:style>
    <style:style style:name="P73" style:family="paragraph" style:parent-style-name="Footnote">
      <style:text-properties officeooo:paragraph-rsid="0f4a4d76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4cd335"/>
    </style:style>
    <style:style style:name="P76" style:family="paragraph" style:parent-style-name="Standard">
      <style:text-properties officeooo:paragraph-rsid="0f6ac771"/>
    </style:style>
    <style:style style:name="P77" style:family="paragraph" style:parent-style-name="Standard">
      <style:text-properties officeooo:paragraph-rsid="0f6bda9d"/>
    </style:style>
    <style:style style:name="P78" style:family="paragraph" style:parent-style-name="Standard">
      <style:text-properties officeooo:paragraph-rsid="0f6c44a3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text-properties officeooo:paragraph-rsid="0f41de32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f3ae219"/>
    </style:style>
    <style:style style:name="P84" style:family="paragraph" style:parent-style-name="Standard">
      <style:paragraph-properties fo:text-align="center" style:justify-single-word="false"/>
      <style:text-properties officeooo:paragraph-rsid="0f6ac771"/>
    </style:style>
    <style:style style:name="P85" style:family="paragraph" style:parent-style-name="Standard">
      <style:paragraph-properties fo:text-align="center" style:justify-single-word="false"/>
      <style:text-properties officeooo:paragraph-rsid="0daef67d"/>
    </style:style>
    <style:style style:name="P86" style:family="paragraph" style:parent-style-name="Standard">
      <style:paragraph-properties fo:text-align="center" style:justify-single-word="false"/>
      <style:text-properties officeooo:paragraph-rsid="0f6d3852"/>
    </style:style>
    <style:style style:name="P87" style:family="paragraph" style:parent-style-name="Standard">
      <style:paragraph-properties fo:text-align="center" style:justify-single-word="false"/>
      <style:text-properties officeooo:paragraph-rsid="0f3d081d"/>
    </style:style>
    <style:style style:name="P88" style:family="paragraph" style:parent-style-name="Standard">
      <style:paragraph-properties fo:text-align="center" style:justify-single-word="false"/>
      <style:text-properties officeooo:paragraph-rsid="0db0d4d1"/>
    </style:style>
    <style:style style:name="P89" style:family="paragraph" style:parent-style-name="Standard">
      <style:paragraph-properties fo:text-align="center" style:justify-single-word="false"/>
      <style:text-properties officeooo:paragraph-rsid="0daa4aef"/>
    </style:style>
    <style:style style:name="P90" style:family="paragraph" style:parent-style-name="Standard">
      <style:paragraph-properties fo:text-align="center" style:justify-single-word="false"/>
      <style:text-properties officeooo:paragraph-rsid="0f7a4390"/>
    </style:style>
    <style:style style:name="P91" style:family="paragraph" style:parent-style-name="Standard">
      <style:paragraph-properties fo:text-align="center" style:justify-single-word="false"/>
      <style:text-properties officeooo:paragraph-rsid="0eb4913f"/>
    </style:style>
    <style:style style:name="P92" style:family="paragraph" style:parent-style-name="Standard">
      <style:paragraph-properties fo:text-align="center" style:justify-single-word="false"/>
      <style:text-properties officeooo:paragraph-rsid="0cc5fe5b"/>
    </style:style>
    <style:style style:name="P93" style:family="paragraph" style:parent-style-name="Standard">
      <style:paragraph-properties fo:text-align="center" style:justify-single-word="false"/>
      <style:text-properties officeooo:paragraph-rsid="0d1ec96e"/>
    </style:style>
    <style:style style:name="P94" style:family="paragraph" style:parent-style-name="Standard">
      <style:paragraph-properties fo:text-align="center" style:justify-single-word="false"/>
      <style:text-properties officeooo:paragraph-rsid="0d804757"/>
    </style:style>
    <style:style style:name="P95" style:family="paragraph" style:parent-style-name="Standard">
      <style:paragraph-properties fo:text-align="center" style:justify-single-word="false"/>
      <style:text-properties officeooo:paragraph-rsid="0dce9327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0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12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1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7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language="en" fo:country="GB"/>
    </style:style>
    <style:style style:name="T18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officeooo:rsid="0f429118"/>
    </style:style>
    <style:style style:name="T188" style:family="text">
      <style:text-properties fo:color="#000000" loext:opacity="100%" fo:language="en" fo:country="GB" officeooo:rsid="0f41de32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font-size="8pt" style:font-size-asian="8pt" style:font-size-complex="8pt" loext:padding="0.049cm" loext:border="0.31pt solid #000000"/>
    </style:style>
    <style:style style:name="T24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language="en" fo:country="GB"/>
    </style:style>
    <style:style style:name="T252" style:family="text">
      <style:text-properties fo:language="en" fo:country="GB" officeooo:rsid="0e83c34e"/>
    </style:style>
    <style:style style:name="T25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4" style:family="text">
      <style:text-properties fo:language="en" fo:country="GB" officeooo:rsid="0f28d107"/>
    </style:style>
    <style:style style:name="T255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5fe4687" fo:background-color="#ffff00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6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f936fb3" fo:background-color="#ffff00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7"><text:span text:style-name="Strong_20_Emphasis"><text:span text:style-name="T126">Checklist for installing </text:span></text:span><text:span text:style-name="Strong_20_Emphasis"><text:span text:style-name="T126"><text:user-field-get text:name="Distro">Ubuntu</text:user-field-get></text:span></text:span><text:span text:style-name="Strong_20_Emphasis"><text:span text:style-name="T126"><text:s/></text:span></text:span><text:span text:style-name="Strong_20_Emphasis"><text:span text:style-name="T127"><text:user-field-get text:name="Version">22.04</text:user-field-get></text:span></text:span><text:span text:style-name="Strong_20_Emphasis"><text:span text:style-name="T128"><text:s/></text:span></text:span><text:span text:style-name="Strong_20_Emphasis"><text:span text:style-name="T129">LTS</text:span></text:span><text:span text:style-name="Strong_20_Emphasis"><text:span text:style-name="T129"><text:note text:id="ftn1" text:note-class="footnote"><text:note-citation>1</text:note-citation><text:note-body><text:p text:style-name="P68"><text:span text:style-name="T169">LTS stands for Long-Term Support, and this April </text:span><text:span text:style-name="Strong_20_Emphasis"><text:span text:style-name="T96"><text:user-field-get style:data-style-name="N0" text:name="Releaseyear">2022</text:user-field-get></text:span></text:span><text:span text:style-name="T171"><text:s/></text:span><text:span text:style-name="Strong_20_Emphasis"><text:span text:style-name="T174"><text:user-field-get text:name="Distro">Ubuntu</text:user-field-get></text:span></text:span><text:span text:style-name="T170"><text:s/></text:span><text:span text:style-name="T175"><text:user-field-get text:name="Version">22.04</text:user-field-get></text:span><text:span text:style-name="T175"><text:s/></text:span><text:span text:style-name="T170">LTS</text:span><text:span text:style-name="T169"> (codenamed </text:span><text:span text:style-name="T173">j</text:span><text:span text:style-name="T169">ammy) will be </text:span><text:span text:style-name="T172">supported</text:span><text:span text:style-name="T169"> for five years until April 2027.</text:span></text:p></text:note-body></text:note></text:span></text:span><text:span text:style-name="Strong_20_Emphasis"><text:span text:style-name="T130"> </text:span></text:span><text:span text:style-name="Strong_20_Emphasis"><text:span text:style-name="T131"><text:user-field-get text:name="Edition">desktop</text:user-field-get></text:span></text:span><text:span text:style-name="Strong_20_Emphasis"><text:span text:style-name="T132">.<text:line-break/></text:span></text:span><text:span text:style-name="Strong_20_Emphasis"><text:span text:style-name="T256">work in progress</text:span></text:span></text:p>
      <text:p text:style-name="P21"/>
      <text:p text:style-name="P12"><text:span text:style-name="T149">Fill in the </text:span><text:span text:style-name="Strong_20_Emphasis"><text:span text:style-name="T95"><text:s/></text:span></text:span><text:span text:style-name="Strong_20_Emphasis"><text:span text:style-name="T61">text box</text:span></text:span><text:span text:style-name="T149"> behind the </text:span><text:span text:style-name="T158">underlined</text:span><text:span text:style-name="T150"> </text:span><text:span text:style-name="T149">words, see [explanation]:</text:span></text:p>
      <text:p text:style-name="P10"><text:span text:style-name="Definition"><text:span text:style-name="T253">user</text:span></text:span><text:span text:style-name="T207"><text:tab/><text:tab/></text:span><text:span text:style-name="T211"> <text:tab/><text:tab/><text:tab/></text:span><text:span text:style-name="T208"><draw:control text:anchor-type="as-char" svg:y="-0.429cm" draw:z-index="6" draw:name="Gebruiker" draw:style-name="gr2" draw:text-style-name="P102" svg:width="6.002cm" svg:height="0.6cm" draw:control="control7"><svg:title>Gebruiker</svg:title><svg:desc>Volledige naam, bijv. Jan Stek</svg:desc></draw:control></text:span><text:span text:style-name="T208"><text:tab/></text:span><text:span text:style-name="T209">[</text:span><text:span text:style-name="T210">full </text:span><text:span text:style-name="T212">na</text:span><text:span text:style-name="T214">me,</text:span><text:span text:style-name="T212"> </text:span><text:span text:style-name="T214">e.g.</text:span><text:span text:style-name="T212"> </text:span><text:span text:style-name="T213">J</text:span><text:span text:style-name="T220">a</text:span><text:span text:style-name="T213">n </text:span><text:span text:style-name="T220">Jansen</text:span><text:span text:style-name="T221">]</text:span></text:p>
      <text:p text:style-name="P65"><text:span text:style-name="Definition"><text:span text:style-name="T219">USER</text:span></text:span><text:span text:style-name="Definition"><text:span text:style-name="T251">na</text:span></text:span><text:span text:style-name="Definition"><text:span text:style-name="T254">me</text:span></text:span><text:span text:style-name="T218"><text:tab/><text:tab/><text:tab/></text:span><text:span text:style-name="T218"><draw:control text:anchor-type="as-char" svg:y="-0.429cm" draw:z-index="16" draw:name="Gberuikersnaam 2" draw:style-name="gr2" draw:text-style-name="P102" svg:width="6.002cm" svg:height="0.6cm" draw:control="control17"><svg:title>Gebruikersnaam</svg:title><svg:desc>Korte naam, bijv. jan</svg:desc></draw:control></text:span><text:span text:style-name="T218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0">j</text:span><text:span text:style-name="T141">a</text:span><text:span text:style-name="T140">n</text:span><text:span text:style-name="T142">]</text:span></text:p>
      <text:p text:style-name="P9"><text:span text:style-name="Definition"><text:span text:style-name="T251">COMPUTERNA</text:span></text:span><text:span text:style-name="Definition"><text:span text:style-name="T254">me</text:span></text:span><text:span text:style-name="T222"><text:tab/></text:span><text:span text:style-name="T251"><draw:control text:anchor-type="as-char" svg:y="-0.429cm" draw:z-index="7" draw:name="Computernaam" draw:style-name="gr2" draw:text-style-name="P102" svg:width="6.002cm" svg:height="0.6cm" draw:control="control8"><svg:title>Computernaam</svg:title><svg:desc>Unieke naam van de computer</svg:desc></draw:control></text:span><text:span text:style-name="T251"><text:tab/></text:span><text:span text:style-name="T223">[</text:span><text:span text:style-name="T224">na</text:span><text:span text:style-name="T229">me of the</text:span><text:span text:style-name="T224"> compute</text:span><text:span text:style-name="T225">r, </text:span><text:span text:style-name="T229">e.g.</text:span><text:span text:style-name="T226"> </text:span><text:span text:style-name="T227">pc02</text:span><text:span text:style-name="T223">]</text:span></text:p>
      <text:p text:style-name="P5"><text:span text:style-name="Definition"><text:span text:style-name="T251">START</text:span></text:span><text:span text:style-name="Definition"><text:span text:style-name="T254">up</text:span></text:span><text:span text:style-name="Definition"><text:span text:style-name="T251">MEnU</text:span></text:span><text:span text:style-name="T208"><text:tab/><text:tab/></text:span><text:span text:style-name="T208"><draw:control text:anchor-type="as-char" svg:y="-0.429cm" draw:z-index="8" draw:name="Opstartmenu" draw:style-name="gr2" draw:text-style-name="P102" svg:width="6.002cm" svg:height="0.6cm" draw:control="control9"><svg:title>Opstartmenu</svg:title><svg:desc>Toets voor het opstartmenu ("bootmenu")</svg:desc></draw:control></text:span><text:span text:style-name="T208"><text:tab/></text:span><text:span text:style-name="T223">[</text:span><text:span text:style-name="T224">key for the bootable medium</text:span><text:span text:style-name="T230">]</text:span></text:p>
      <text:p text:style-name="P8"><text:span text:style-name="Definition"><text:span text:style-name="T228">SETTINGS</text:span></text:span><text:span text:style-name="T228"> <text:tab/><text:tab/><text:tab/></text:span><text:span text:style-name="T228"><draw:control text:anchor-type="as-char" svg:y="-0.429cm" draw:z-index="5" draw:name="Instellingen" draw:style-name="gr2" draw:text-style-name="P102" svg:width="6.002cm" svg:height="0.6cm" draw:control="control6"><svg:title>Instellingen</svg:title><svg:desc>Toets voor het BIOS/UEFI-scherm ("setup")</svg:desc></draw:control></text:span><text:span text:style-name="T228"><text:tab/></text:span><text:span text:style-name="T223">[</text:span><text:span text:style-name="T224">key for the UEFI BIOS screen</text:span><text:span text:style-name="T223">]</text:span></text:p>
      <text:p text:style-name="P6"><text:span text:style-name="Definition"><text:span text:style-name="T232">USER2</text:span></text:span><text:span text:style-name="T231"><text:tab/></text:span><text:span text:style-name="T211"> <text:tab/><text:tab/><text:tab/></text:span><text:span text:style-name="T208"><draw:control text:anchor-type="as-char" svg:y="-0.429cm" draw:z-index="13" draw:name="Gebruiker 1" draw:style-name="gr2" draw:text-style-name="P102" svg:width="6.002cm" svg:height="0.6cm" draw:control="control14"><svg:title>Gebruiker</svg:title><svg:desc>Volledige naam, bijv. Jan Stek</svg:desc></draw:control></text:span><text:span text:style-name="T208"><text:tab/></text:span><text:span text:style-name="T209">[</text:span><text:span text:style-name="T212">na</text:span><text:span text:style-name="T215">me</text:span><text:span text:style-name="T212"> possibly</text:span><text:span text:style-name="T216"> 2</text:span><text:span text:style-name="T243">nd</text:span><text:span text:style-name="T216"> USER</text:span><text:span text:style-name="T217">]</text:span></text:p>
      <text:p text:style-name="P64"><text:span text:style-name="Definition"><text:span text:style-name="T232">USERN</text:span></text:span><text:span text:style-name="Definition"><text:span text:style-name="T233">a</text:span></text:span><text:span text:style-name="Definition"><text:span text:style-name="T234">me</text:span></text:span><text:span text:style-name="Definition"><text:span text:style-name="T232">2</text:span></text:span><text:span text:style-name="Definition"><text:span text:style-name="T239"><text:tab/><text:tab/></text:span></text:span><text:span text:style-name="T218"><draw:control text:anchor-type="as-char" svg:y="-0.429cm" draw:z-index="14" draw:name="Gberuikersnaam 1" draw:style-name="gr2" draw:text-style-name="P102" svg:width="6.002cm" svg:height="0.6cm" draw:control="control15"><svg:title>Gebruikersnaam</svg:title><svg:desc>Korte naam, bijv. jan</svg:desc></draw:control></text:span><text:span text:style-name="T218"><text:tab/></text:span><text:span text:style-name="T236">[</text:span><text:span text:style-name="T237">user</text:span><text:span text:style-name="T235"> na</text:span><text:span text:style-name="T238">me</text:span><text:span text:style-name="T240"> possibly</text:span><text:span text:style-name="T241"> 2</text:span><text:span text:style-name="T244">nd</text:span><text:span text:style-name="T241"> USER</text:span><text:span text:style-name="T242">]</text:span></text:p>
      <text:p text:style-name="P11"><text:span text:style-name="T143">Replace the </text:span><text:span text:style-name="T157">underlined</text:span><text:span text:style-name="T143"> words in this checklist with those in the </text:span><text:span text:style-name="Strong_20_Emphasis"><text:span text:style-name="T29">te</text:span></text:span><text:span text:style-name="Strong_20_Emphasis"><text:span text:style-name="T48">x</text:span></text:span><text:span text:style-name="Strong_20_Emphasis"><text:span text:style-name="T29">t </text:span></text:span><text:span text:style-name="Strong_20_Emphasis"><text:span text:style-name="T48">box</text:span></text:span><text:span text:style-name="T143">.</text:span></text:p>
      <text:p text:style-name="P49"/>
      <text:p text:style-name="P49"/>
      <text:p text:style-name="P7"><text:span text:style-name="T153">Not yet on Linux?</text:span><text:span text:style-name="T144"><text:tab/></text:span><text:span text:style-name="T151"><text:tab/></text:span><text:span text:style-name="T152">Use</text:span><text:span text:style-name="T145"> </text:span><text:span text:style-name="Strong_20_Emphasis"><text:span text:style-name="T155">Checklist m</text:span></text:span><text:span text:style-name="Strong_20_Emphasis"><text:span text:style-name="T156">oving</text:span></text:span><text:span text:style-name="T145"> o</text:span><text:span text:style-name="T148">n</text:span><text:span text:style-name="T145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6"> </text:span><text:span text:style-name="T148">u</text:span><text:span text:style-name="T146">nder </text:span><text:span text:style-name="T154">Linux</text:span><text:span text:style-name="T147">.</text:span></text:p>
      <text:p text:style-name="P46"><text:span text:style-name="T176">New installation?</text:span><text:span text:style-name="T178"><text:tab/></text:span><text:span text:style-name="T180"></text:span><text:span text:style-name="T181"><text:tab/>Start at chapter</text:span><text:span text:style-name="T178"> </text:span><text:span text:style-name="T176"><text:bookmark-ref text:reference-format="page" text:ref-name="__RefNumPara__4009_1271708128">2</text:bookmark-ref></text:span><text:span text:style-name="T178"><text:s text:c="2"/></text:span><text:span text:style-name="T177"><text:bookmark-ref text:reference-format="text" text:ref-name="__RefNumPara__4009_1271708128">Perform installation</text:bookmark-ref></text:span><text:span text:style-name="T179">.</text:span></text:p>
      <text:p text:style-name="P28"/>
      <text:p text:style-name="P28"/>
      <text:list xml:id="list2617791411" text:style-name="L1">
        <text:list-item>
          <text:p text:style-name="P98"><text:bookmark-start text:name="__RefNumPara__4083_1271708128"/>Preparing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2"><draw:control text:anchor-type="as-char" draw:z-index="11" draw:name="Vorm3_0" draw:style-name="gr1" draw:text-style-name="P101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" office:value-type="string">
            <text:p text:style-name="P55"><text:span text:style-name="Strong_20_Emphasis"><text:span text:style-name="T26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9"><text:span text:style-name="User_20_Entry"><text:span text:style-name="T97">Login any additional </text:span></text:span><text:span text:style-name="Definition"><text:span text:style-name="T250">USER</text:span></text:span><text:span text:style-name="User_20_Entry"><text:span text:style-name="T102">s</text:span></text:span><text:span text:style-name="User_20_Entry"><text:span text:style-name="T106">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3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3" office:value-type="string">
            <text:p text:style-name="P66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71"><text:span text:style-name="T25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5">karelzimmer.nl</text:span></text:span></text:a><text:span text:style-name="T252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4" office:value-type="string">
            <text:p text:style-name="P76"><text:span text:style-name="Strong_20_Emphasis"><text:span text:style-name="T56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48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5" office:value-type="string">
            <text:p text:style-name="P66"><text:span text:style-name="T12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6" office:value-type="string">
            <text:p text:style-name="P79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7" office:value-type="string">
            <text:p text:style-name="P79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8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3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10" office:value-type="string">
            <text:p text:style-name="P67"><text:span text:style-name="Strong_20_Emphasis"><text:span text:style-name="T3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1" office:value-type="string">
            <text:p text:style-name="P76"><text:span text:style-name="Strong_20_Emphasis"><text:span text:style-name="T56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35">Super</text:span></text:span><text:span text:style-name="Strong_20_Emphasis"><text:span text:style-name="T33"> key, type </text:span></text:span><text:span text:style-name="Strong_20_Emphasis"><text:span text:style-name="T77">menu</text:span></text:span><text:span text:style-name="Strong_20_Emphasis"><text:span text:style-name="T33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D12" office:value-type="string">
            <text:p text:style-name="P58"><text:span text:style-name="Strong_20_Emphasis"><text:span text:style-name="T40">Select </text:span></text:span><text:span text:style-name="Strong_20_Emphasis"><text:span text:style-name="T78">1 Prepar</text:span></text:span><text:span text:style-name="Strong_20_Emphasis"><text:span text:style-name="T83">e</text:span></text:span><text:span text:style-name="Strong_20_Emphasis"><text:span text:style-name="T78"> installation</text:span></text:span><text:span text:style-name="Strong_20_Emphasis"><text:span text:style-name="T40"> </text:span></text:span><text:span text:style-name="Strong_20_Emphasis"><text:span text:style-name="T54">and</text:span></text:span><text:span text:style-name="Strong_20_Emphasis"><text:span text:style-name="T40"> </text:span></text:span><text:span text:style-name="Strong_20_Emphasis"><text:span text:style-name="T54">click </text:span></text:span><text:span text:style-name="Strong_20_Emphasis"><text:span text:style-name="T81">Continue</text:span></text:span><text:span text:style-name="Strong_20_Emphasis"><text:span text:style-name="T54">. 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3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</table:table>
      <text:p text:style-name="P17"/>
      <text:list xml:id="list102352477604909" text:continue-numbering="true" text:style-name="L1">
        <text:list-item>
          <text:p text:style-name="P9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3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59">Boot the computer from an</text:span><text:span text:style-name="T163"> </text:span><text:span text:style-name="Strong_20_Emphasis"><text:span text:style-name="T135"><text:user-field-get text:name="Distro">Ubuntu</text:user-field-get></text:span></text:span><text:span text:style-name="T166"><text:s/></text:span><text:span text:style-name="T136"><text:user-field-get text:name="Version">22.04</text:user-field-get></text:span><text:span text:style-name="T91"><text:s/>Live</text:span><text:span text:style-name="T91"><text:note text:id="ftn5" text:note-class="footnote"><text:note-citation>1</text:note-citation><text:note-body><text:p text:style-name="P72"><text:span text:style-name="T18">From a Live USB stick (or DVD) you can boot and work with </text:span><text:span text:style-name="Strong_20_Emphasis"><text:span text:style-name="T174"><text:user-field-get text:name="Distro">Ubuntu</text:user-field-get></text:span></text:span><text:span text:style-name="Strong_20_Emphasis"><text:span text:style-name="T174"><text:s/></text:span></text:span><text:span text:style-name="T18">without installing it.</text:span></text:p></text:note-body></text:note></text:span><text:span text:style-name="T159"> USB stick</text:span><text:span text:style-name="T92"><text:note text:id="ftn6" text:note-class="footnote"><text:note-citation>2</text:note-citation><text:note-body><text:p text:style-name="P73"><text:span text:style-name="Strong_20_Emphasis"><text:span text:style-name="T98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6">releases.ubuntu.com</text:span></text:span></text:a><text:span text:style-name="Strong_20_Emphasis"><text:span text:style-name="T99">,</text:span></text:span><text:span text:style-name="Strong_20_Emphasis"><text:span text:style-name="T98"> click </text:span></text:span><text:span text:style-name="Strong_20_Emphasis"><text:span text:style-name="T103">Ubuntu 22.04... LTS (Jammy Jellyfish)</text:span></text:span><text:span text:style-name="Strong_20_Emphasis"><text:span text:style-name="T98">, and then click </text:span></text:span><text:span text:style-name="Strong_20_Emphasis"><text:span text:style-name="T103">Desktop image on 64-bit PC (AMD64) desktop image</text:span></text:span><text:span text:style-name="Strong_20_Emphasis"><text:span text:style-name="T98">.</text:span></text:span></text:p><text:p text:style-name="P73"><text:span text:style-name="Strong_20_Emphasis"><text:span text:style-name="T98"><text:tab/>Insert a USB stick of at least 4 GB.<text:line-break/>Locate </text:span></text:span><text:span text:style-name="Strong_20_Emphasis"><text:span text:style-name="T104">disk</text:span></text:span><text:span text:style-name="Strong_20_Emphasis"><text:span text:style-name="T98"> and click the </text:span></text:span><text:span text:style-name="Strong_20_Emphasis"><text:span text:style-name="T103">Disks</text:span></text:span><text:span text:style-name="Strong_20_Emphasis"><text:span text:style-name="T98"> icon. Select the USB stick in the list of disks on the left and click </text:span></text:span><text:span text:style-name="Strong_20_Emphasis"><text:span text:style-name="T103">Disk </text:span></text:span><text:span text:style-name="Strong_20_Emphasis"><text:span text:style-name="T104">settings</text:span></text:span><text:span text:style-name="Strong_20_Emphasis"><text:span text:style-name="T98"> ⋮ (icon with the three dots) in the top right corner.</text:span></text:span></text:p><text:p text:style-name="P73"><text:span text:style-name="Strong_20_Emphasis"><text:span text:style-name="T98"><text:tab/>Choose </text:span></text:span><text:span text:style-name="Strong_20_Emphasis"><text:span text:style-name="T103">Restore Disk Image</text:span></text:span><text:span text:style-name="Strong_20_Emphasis"><text:span text:style-name="T98"> and select the CD image file (.iso) you just downloaded.</text:span></text:span></text:p><text:p text:style-name="P73"><text:span text:style-name="Strong_20_Emphasis"><text:span text:style-name="T100"><text:tab/>Click </text:span></text:span><text:span text:style-name="Strong_20_Emphasis"><text:span text:style-name="T105">Start Restore</text:span></text:span><text:span text:style-name="Strong_20_Emphasis"><text:span text:style-name="T100">, and then click </text:span></text:span><text:span text:style-name="Strong_20_Emphasis"><text:span text:style-name="T105">Restore</text:span></text:span><text:span text:style-name="Strong_20_Emphasis"><text:span text:style-name="T100">.</text:span></text:span></text:p><text:p text:style-name="P73"><text:span text:style-name="Strong_20_Emphasis"><text:span text:style-name="T100"><text:tab/>Or use the </text:span></text:span><text:span text:style-name="Strong_20_Emphasis"><text:span text:style-name="T105">Etcher</text:span></text:span><text:span text:style-name="Strong_20_Emphasis"><text:span text:style-name="T100"> program </text:span></text:span><text:span text:style-name="Strong_20_Emphasis"><text:span text:style-name="T101">(</text:span></text:span><text:a xlink:type="simple" xlink:href="https://www.balena.io/etcher/" text:style-name="Internet_20_link" text:visited-style-name="Visited_20_Internet_20_Link"><text:span text:style-name="Strong_20_Emphasis"><text:span text:style-name="T247">etcher.io</text:span></text:span></text:a><text:span text:style-name="Strong_20_Emphasis"><text:span text:style-name="T101">) </text:span></text:span><text:span text:style-name="Strong_20_Emphasis"><text:span text:style-name="T100">available for Windows, macOS, and Linux.</text:span></text:span></text:p></text:note-body></text:note></text:span><text:span text:style-name="T159"> or DVD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" office:value-type="string">
            <text:p text:style-name="P48"><text:span text:style-name="T187">S</text:span><text:span text:style-name="T188">tart up</text:span><text:span text:style-name="T182">/boot menu </text:span><text:span text:style-name="T109">via </text:span><text:span text:style-name="Definition"><text:span text:style-name="T251">START</text:span></text:span><text:span text:style-name="Definition"><text:span text:style-name="T254">up</text:span></text:span><text:span text:style-name="Definition"><text:span text:style-name="T251">MEnU</text:span></text:span><text:span text:style-name="T109"> </text:span><text:span text:style-name="T111">and </text:span><text:span text:style-name="T112">settings/</text:span><text:span text:style-name="T113">setup</text:span><text:span text:style-name="T109"> via </text:span><text:span text:style-name="Definition"><text:span text:style-name="T16">SETTINGS</text:span></text:span><text:span text:style-name="T109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3" office:value-type="string">
            <text:p text:style-name="P26"><text:span text:style-name="T139">P</text:span><text:span text:style-name="T138">ress the </text:span><text:span text:style-name="Strong_20_Emphasis"><text:span text:style-name="T65">Enter</text:span></text:span><text:span text:style-name="Strong_20_Emphasis"><text:span text:style-name="T64"> </text:span></text:span><text:span text:style-name="Strong_20_Emphasis"><text:span text:style-name="T66">key </text:span></text:span><text:span text:style-name="Strong_20_Emphasis"><text:span text:style-name="T67">(</text:span></text:span><text:span text:style-name="Strong_20_Emphasis"><text:span text:style-name="T84">Try or I</text:span></text:span><text:span text:style-name="Strong_20_Emphasis"><text:span text:style-name="T85">n</text:span></text:span><text:span text:style-name="Strong_20_Emphasis"><text:span text:style-name="T86">stall Ubuntu</text:span></text:span><text:span text:style-name="Strong_20_Emphasis"><text:span text:style-name="T68"> is already selected</text:span></text:span><text:span text:style-name="Strong_20_Emphasis"><text:span text:style-name="T69">)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><text:span text:style-name="Strong_20_Emphasis"><text:span text:style-name="T63"><draw:control text:anchor-type="as-char" draw:z-index="17" draw:name="Vorm 5" draw:style-name="gr1" draw:text-style-name="P101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161">C</text:span><text:span text:style-name="T162">lick</text:span><text:span text:style-name="T161"> </text:span><text:span text:style-name="T165">In</text:span><text:span text:style-name="T164">stall Ubuntu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4"/></text:span></text:p>
          </table:table-cell>
          <table:table-cell table:style-name="_32_._5f_Installatie_5f_uitvoeren.C7" office:value-type="string">
            <text:p text:style-name="P59"><text:span text:style-name="Strong_20_Emphasis"><text:span text:style-name="T122">Follow the instructions on the </text:span></text:span><text:span text:style-name="Strong_20_Emphasis"><text:span text:style-name="T123">installation </text:span></text:span><text:span text:style-name="Strong_20_Emphasis"><text:span text:style-name="T122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><text:span text:style-name="Strong_20_Emphasis"><text:span text:style-name="T30"><draw:control text:anchor-type="as-char" draw:z-index="15" draw:name="Vorm 1" draw:style-name="gr1" draw:text-style-name="P101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194">On the </text:span><text:span text:style-name="T199">Who are you?</text:span><text:span text:style-name="T194"> </text:span><text:span text:style-name="Strong_20_Emphasis"><text:span text:style-name="T192">screen:</text:span></text:span>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/>
          </table:table-cell>
          <table:table-cell table:style-name="_32_._5f_Installatie_5f_uitvoeren.C10" office:value-type="string">
            <text:p text:style-name="P15"><text:span text:style-name="Strong_20_Emphasis"><text:span text:style-name="T193">E</text:span></text:span><text:span text:style-name="T194">nter your </text:span><text:span text:style-name="T200">Your n</text:span><text:span text:style-name="T199">ame </text:span><text:span text:style-name="Definition"><text:span text:style-name="T13">USER</text:span></text:span><text:span text:style-name="Strong_20_Emphasis"><text:span text:style-name="T191">, <text:line-break/></text:span></text:span><text:span text:style-name="Strong_20_Emphasis"><text:span text:style-name="T196">Y</text:span></text:span><text:span text:style-name="Strong_20_Emphasis"><text:span text:style-name="T195">our computer</text:span></text:span><text:span text:style-name="Strong_20_Emphasis"><text:span text:style-name="T196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0">,<text:line-break/></text:span></text:span><text:span text:style-name="Strong_20_Emphasis"><text:span text:style-name="T197">Pick</text:span></text:span><text:span text:style-name="Strong_20_Emphasis"><text:span text:style-name="T195"> a username</text:span></text:span><text:span text:style-name="Strong_20_Emphasis"><text:span text:style-name="T190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0">,<text:line-break/></text:span></text:span><text:span text:style-name="Strong_20_Emphasis"><text:span text:style-name="T189">enter a password twice, and click </text:span></text:span><text:span text:style-name="Strong_20_Emphasis"><text:span text:style-name="T198">Continue</text:span></text:span><text:span text:style-name="Strong_20_Emphasis"><text:span text:style-name="T189">.</text:span></text:span></text:p>
          </table:table-cell>
        </table:table-row>
      </table:table>
      <text:p text:style-name="P50"><text:span text:style-name="Strong_20_Emphasis"><text:span text:style-name="T70"/></text:span></text:p>
      <text:list xml:id="list102352438591406" text:continue-numbering="true" text:style-name="L1">
        <text:list-item>
          <text:p text:style-name="P96"><text:span text:style-name="Strong_20_Emphasis"><text:span text:style-name="T90">Finish installation</text:span></text:span></text:p>
        </text:list-item>
      </text:list>
      <text:p text:style-name="P51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63"><draw:control text:anchor-type="as-char" draw:z-index="3" draw:name="Vorm24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4">Log in as </text:span></text:span><text:span text:style-name="Definition"><text:span text:style-name="T10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4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94"/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122">Follow the instructions on the </text:span></text:span><text:span text:style-name="Strong_20_Emphasis"><text:span text:style-name="T119">welcome screens</text:span></text:span><text:span text:style-name="Strong_20_Emphasis"><text:span text:style-name="T122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3"><draw:control text:anchor-type="as-char" draw:z-index="9" draw:name="Vorm4_1" draw:style-name="gr1" draw:text-style-name="P101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4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7" text:note-class="footnote"><text:note-citation>1</text:note-citation><text:note-body><text:p text:style-name="P71"><text:span text:style-name="T25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5">karelzimmer.nl</text:span></text:span></text:a><text:span text:style-name="T252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6" office:value-type="string">
            <text:p text:style-name="P77"><text:span text:style-name="Strong_20_Emphasis"><text:span text:style-name="T57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48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74"><text:span text:style-name="T14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8" office:value-type="string">
            <text:p text:style-name="P80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9" office:value-type="string">
            <text:p text:style-name="P80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60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63"><draw:control text:anchor-type="as-char" draw:z-index="4" draw:name="Vorm37" draw:style-name="gr1" draw:text-style-name="P101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13" office:value-type="string">
            <text:p text:style-name="P78"><text:span text:style-name="Strong_20_Emphasis"><text:span text:style-name="T58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35">Super</text:span></text:span><text:span text:style-name="Strong_20_Emphasis"><text:span text:style-name="T44"> key, type </text:span></text:span><text:span text:style-name="Strong_20_Emphasis"><text:span text:style-name="T79">menu</text:span></text:span><text:span text:style-name="Strong_20_Emphasis"><text:span text:style-name="T44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75"><text:span text:style-name="Strong_20_Emphasis"><text:span text:style-name="T41">Se</text:span></text:span><text:span text:style-name="Strong_20_Emphasis"><text:span text:style-name="T52">lect</text:span></text:span><text:span text:style-name="Strong_20_Emphasis"><text:span text:style-name="T41"> </text:span></text:span><text:span text:style-name="Strong_20_Emphasis"><text:span text:style-name="T87">3</text:span></text:span><text:span text:style-name="Strong_20_Emphasis"><text:span text:style-name="T72"> 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15" office:value-type="string">
            <text:p text:style-name="P61"><text:span text:style-name="Strong_20_Emphasis"><text:span text:style-name="T39">Follow the instructions on the screen.</text:span></text:span></text:p>
          </table:table-cell>
        </table:table-row>
      </table:table>
      <text:p text:style-name="P51"><text:span text:style-name="Strong_20_Emphasis"><text:span text:style-name="T24"><text:tab/></text:span></text:span></text:p>
      <text:p text:style-name="P52"><text:span text:style-name="Strong_20_Emphasis"><text:span text:style-name="T42"/></text:span></text:p>
      <text:p text:style-name="P53"><text:span text:style-name="Strong_20_Emphasis"><text:span text:style-name="T39"/></text:span></text:p>
      <text:list xml:id="list102353554509749" text:continue-numbering="true" text:style-name="L1">
        <text:list-item>
          <text:p text:style-name="P100"><text:span text:style-name="Strong_20_Emphasis"><text:span text:style-name="T17">P</text:span></text:span><text:span text:style-name="Strong_20_Emphasis"><text:span text:style-name="T201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><text:span text:style-name="Strong_20_Emphasis"><text:span text:style-name="T63"><draw:control text:anchor-type="as-char" draw:z-index="10" draw:name="Vorm40_0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94"><text:span text:style-name="Strong_20_Emphasis"><text:span text:style-name="T63"><draw:control text:anchor-type="as-char" draw:z-index="18" draw:name="Vorm40_ 1" draw:style-name="gr1" draw:text-style-name="P101" svg:width="0.35cm" svg:height="0.35cm" draw:control="control19"/></text:span></text:span></text:p>
          </table:table-cell>
          <table:table-cell table:style-name="Tabel2.D1" office:value-type="string">
            <text:p text:style-name="P22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0">USER</text:span></text:span><text:span text:style-name="Strong_20_Emphasis"><text:span text:style-name="T46"><text:note text:id="ftn9" text:note-class="footnote"><text:note-citation>1</text:note-citation><text:note-body><text:p text:style-name="P70"><text:span text:style-name="User_20_Entry"><text:span text:style-name="T108">Login any additional </text:span></text:span><text:span text:style-name="Definition"><text:span text:style-name="T249">USER</text:span></text:span><text:span text:style-name="User_20_Entry"><text:span text:style-name="T107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2"><text:span text:style-name="Strong_20_Emphasis"><text:span text:style-name="T124">Follow the instructions on the </text:span></text:span><text:span text:style-name="Strong_20_Emphasis"><text:span text:style-name="T125">welcome screens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><text:span text:style-name="Strong_20_Emphasis"><text:span text:style-name="T63"><draw:control text:anchor-type="as-char" draw:z-index="12" draw:name="Vorm40_2" draw:style-name="gr1" draw:text-style-name="P101" svg:width="0.35cm" svg:height="0.35cm" draw:control="control13"/></text:span></text:span></text:p>
          </table:table-cell>
          <table:table-cell table:style-name="Tabel2.A1" office:value-type="string">
            <text:p text:style-name="P95"><text:span text:style-name="Strong_20_Emphasis"><text:span text:style-name="T63"><draw:control text:anchor-type="as-char" draw:z-index="19" draw:name="Vorm40_ 2" draw:style-name="gr1" draw:text-style-name="P101" svg:width="0.35cm" svg:height="0.35cm" draw:control="control20"/></text:span></text:span></text:p>
          </table:table-cell>
          <table:table-cell table:style-name="Tabel2.D5" office:value-type="string">
            <text:p text:style-name="P24"><text:span text:style-name="Strong_20_Emphasis"><text:span text:style-name="T47">Set up the </text:span></text:span><text:span text:style-name="Strong_20_Emphasis"><text:span text:style-name="T60">user</text:span></text:span><text:span text:style-name="Strong_20_Emphasis"><text:span text:style-name="T47">: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6" office:value-type="string">
            <text:p text:style-name="P27"><text:span text:style-name="Strong_20_Emphasis"><text:span text:style-name="T59">P</text:span></text:span><text:span text:style-name="Strong_20_Emphasis"><text:span text:style-name="T47">ress the </text:span></text:span><text:span text:style-name="Strong_20_Emphasis"><text:span text:style-name="T35">Super</text:span></text:span><text:span text:style-name="Strong_20_Emphasis"><text:span text:style-name="T47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48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47">, type </text:span></text:span><text:span text:style-name="Strong_20_Emphasis"><text:span text:style-name="T80">menu</text:span></text:span><text:span text:style-name="Strong_20_Emphasis"><text:span text:style-name="T47"> 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5"><text:span text:style-name="Strong_20_Emphasis"><text:span text:style-name="T53">Select</text:span></text:span><text:span text:style-name="Strong_20_Emphasis"><text:span text:style-name="T41"> </text:span></text:span><text:span text:style-name="Strong_20_Emphasis"><text:span text:style-name="T87">4 </text:span></text:span><text:span text:style-name="Strong_20_Emphasis"><text:span text:style-name="T76">Provision user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2"><text:span text:style-name="Strong_20_Emphasis"><text:span text:style-name="T39">Follow the instructions on the screen.</text:span></text:span></text:p>
          </table:table-cell>
        </table:table-row>
      </table:table>
      <text:p text:style-name="P34"/>
      <text:p text:style-name="P35"/>
      <text:p text:style-name="P47"><text:span text:style-name="T185">End of checklist,</text:span><text:span text:style-name="T186"> </text:span><text:span text:style-name="Strong_20_Emphasis"><text:span text:style-name="T133"><text:user-field-get text:name="Distro">Ubuntu</text:user-field-get></text:span></text:span><text:span text:style-name="T184"><text:s/></text:span><text:span text:style-name="T183"><text:user-field-get text:name="Version">22.04</text:user-field-get></text:span><text:span text:style-name="Strong_20_Emphasis"><text:span text:style-name="T134"><text:s/></text:span></text:span><text:span text:style-name="Strong_20_Emphasis"><text:span text:style-name="T137">LTS</text:span></text:span><text:span text:style-name="T11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T185">installation is complete.</text:span></text:p>
      <text:p text:style-name="P20"/>
      <text:p text:style-name="P13"><text:span text:style-name="Emphasis"><text:span text:style-name="T204">Written</text:span></text:span><text:span text:style-name="Emphasis"><text:span text:style-name="T202"> </text:span></text:span><text:span text:style-name="Emphasis"><text:span text:style-name="T204">by</text:span></text:span><text:span text:style-name="Emphasis"><text:span text:style-name="T20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3">Karel Zimmer</text:span></text:span></text:a><text:span text:style-name="Emphasis"><text:span text:style-name="T202">, </text:span></text:span><text:a xlink:type="simple" xlink:href="https://creativecommons.org/publicdomain/zero/1.0" text:style-name="Internet_20_link" text:visited-style-name="Visited_20_Internet_20_Link"><text:span text:style-name="Emphasis"><text:span text:style-name="T205">CC0 1.0 Universal</text:span></text:span></text:a><text:span text:style-name="Emphasis"><text:span text:style-name="T202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20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05T10:23:51.484600435">05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0:23:51.313038362</dc:date>
    <meta:keyword>Installatie</meta:keyword>
    <meta:keyword>Checklist</meta:keyword>
    <meta:keyword>Linux</meta:keyword>
    <meta:editing-cycles>6740</meta:editing-cycles>
    <meta:editing-duration>P11DT20H46M2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4" meta:word-count="638" meta:character-count="3928" meta:non-whitespace-character-count="3330"/>
    <meta:user-defined meta:name="Info 1"/>
    <meta:user-defined meta:name="Info 2"/>
    <meta:user-defined meta:name="Info 3"/>
    <meta:user-defined meta:name="Info 4"/>
  </office:meta>
</office:document-meta>
</file>